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end="Arrowheads_20_2" draw:fill="none" draw:textarea-vertical-align="middle"/>
    </style:style>
    <style:style style:name="gr4" style:family="graphic" style:parent-style-name="objectwithoutfill">
      <style:graphic-properties svg:stroke-color="#000000" draw:marker-end="Arrowheads_20_1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1cm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58cm"/>
    </style:style>
    <style:style style:name="gr9" style:family="graphic" style:parent-style-name="objectwithoutfill">
      <style:graphic-properties draw:stroke="dash" draw:stroke-dash="Fine_20_Dashed" svg:stroke-color="#000000" draw:marker-end="Arrowheads_20_3" draw:fill="none" draw:textarea-vertical-align="middle"/>
    </style:style>
    <style:style style:name="gr10" style:family="graphic" style:parent-style-name="objectwithoutfill">
      <style:graphic-properties draw:stroke="solid" draw:stroke-dash="Fine_20_Dashed" svg:stroke-color="#000000" draw:marker-start="Arrow" draw:marker-end="Arrow" draw:fill="none" draw:textarea-vertical-align="middle"/>
    </style:style>
    <style:style style:name="gr11" style:family="graphic" style:parent-style-name="standard">
      <style:graphic-properties draw:marker-start="Arrowheads_20_1" draw:marker-end="Arrowheads_20_2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heads_20_2" draw:marker-end="Arrowheads_20_1" draw:textarea-vertical-align="middle"/>
    </style:style>
    <style:style style:name="gr14" style:family="graphic" style:parent-style-name="standard">
      <style:graphic-properties svg:stroke-color="#000000" draw:marker-start="Arrow" draw:marker-end="Arrow" draw:textarea-vertical-align="middle"/>
    </style:style>
    <style:style style:name="gr15" style:family="graphic" style:parent-style-name="standard">
      <style:graphic-properties svg:stroke-color="#000000" draw:marker-start="Arrow" draw:marker-end="Arrow" draw:fill="solid" draw:textarea-vertical-align="middle"/>
    </style:style>
    <style:style style:name="gr16" style:family="graphic" style:parent-style-name="standard">
      <style:graphic-properties draw:stroke="dash" draw:stroke-dash="Fine_20_Dashed" svg:stroke-color="#000000" draw:marker-end="Arrowheads_20_3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gr18" style:family="graphic" style:parent-style-name="standard">
      <style:graphic-properties draw:stroke="none" svg:stroke-color="#000000" draw:fill="none" draw:fill-color="#ffffff" fo:min-height="0.254cm"/>
    </style:style>
    <style:style style:name="gr19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37cm" svg:height="2.54cm" svg:x="12.049cm" svg:y="5.064cm">
          <text:p text:style-name="P1">Main WB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91cm" svg:height="2.953cm" svg:x="1.1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.381cm" svg:y1="18.955cm" svg:x2="2.651cm" svg:y2="18.955cm">
          <text:p/>
        </draw:line>
        <draw:line draw:style-name="gr4" draw:text-style-name="P1" draw:layer="layout" svg:x1="1.381cm" svg:y1="18.534cm" svg:x2="2.651cm" svg:y2="18.534cm">
          <text:p/>
        </draw:line>
        <draw:frame draw:style-name="gr5" draw:text-style-name="P2" draw:layer="layout" svg:width="5.588cm" svg:height="0.631cm" svg:x="2.651cm" svg:y="18.284cm">
          <draw:text-box>
            <text:p><text:span text:style-name="T1">WB master</text:span></text:p>
          </draw:text-box>
        </draw:frame>
        <draw:frame draw:style-name="gr5" draw:text-style-name="P2" draw:layer="layout" svg:width="5.588cm" svg:height="0.631cm" svg:x="2.651cm" svg:y="18.665cm">
          <draw:text-box>
            <text:p><text:span text:style-name="T1">WB slave</text:span></text:p>
          </draw:text-box>
        </draw:frame>
        <draw:line draw:style-name="gr6" draw:text-style-name="P1" draw:layer="layout" svg:x1="1.1cm" svg:y1="18.239cm" svg:x2="5.291cm" svg:y2="18.239cm">
          <text:p/>
        </draw:line>
        <draw:frame draw:style-name="gr5" draw:text-style-name="P3" draw:layer="layout" svg:width="5.588cm" svg:height="0.631cm" svg:x="2.243cm" svg:y="17.63cm">
          <draw:text-box>
            <text:p><text:span text:style-name="T2">Legend</text:span></text:p>
          </draw:text-box>
        </draw:frame>
        <draw:custom-shape draw:style-name="gr2" draw:text-style-name="P1" draw:layer="layout" svg:width="24.892cm" svg:height="14.859cm" svg:x="1.381cm" svg:y="2.0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48cm" svg:height="1.297cm" draw:transform="rotate (1.5692255304681) translate (1.354cm 19.52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2" draw:layer="layout" svg:width="5.588cm" svg:height="0.608cm" svg:x="2.651cm" svg:y="19.069cm">
          <draw:text-box>
            <text:p><text:span text:style-name="T1">Port</text:span></text:p>
          </draw:text-box>
        </draw:frame>
        <draw:line draw:style-name="gr9" draw:text-style-name="P1" draw:layer="layout" svg:x1="1.381cm" svg:y1="19.804cm" svg:x2="2.651cm" svg:y2="19.804cm">
          <text:p/>
        </draw:line>
        <draw:frame draw:style-name="gr5" draw:text-style-name="P2" draw:layer="layout" svg:width="5.588cm" svg:height="0.631cm" svg:x="2.651cm" svg:y="19.55cm">
          <draw:text-box>
            <text:p><text:span text:style-name="T1">IRQ line</text:span></text:p>
          </draw:text-box>
        </draw:frame>
        <draw:line draw:style-name="gr10" draw:text-style-name="P1" draw:layer="layout" svg:x1="1.381cm" svg:y1="20.246cm" svg:x2="2.651cm" svg:y2="20.246cm">
          <text:p/>
        </draw:line>
        <draw:frame draw:style-name="gr5" draw:text-style-name="P2" draw:layer="layout" svg:width="5.588cm" svg:height="0.631cm" svg:x="2.651cm" svg:y="19.954cm">
          <draw:text-box>
            <text:p><text:span text:style-name="T1">Bidirectional link</text:span></text:p>
          </draw:text-box>
        </draw:frame>
        <draw:custom-shape draw:style-name="gr1" draw:text-style-name="P1" xml:id="id2" draw:id="id2" draw:layer="layout" svg:width="3.937cm" svg:height="2.54cm" svg:x="12.049cm" svg:y="8.62cm">
          <text:p text:style-name="P1">Sec WB</text:p>
          <text:p text:style-name="P1">Crossb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.018cm" svg:y1="7.604cm" svg:x2="14.018cm" svg:y2="8.62cm" draw:start-shape="id1" draw:start-glue-point="8" draw:end-shape="id2" draw:end-glue-point="4" svg:d="M14018 7604v1016" svg:viewBox="0 0 1 1017">
          <text:p/>
        </draw:connector>
        <draw:custom-shape draw:style-name="gr12" draw:text-style-name="P1" xml:id="id3" draw:id="id3" draw:layer="layout" svg:width="3.429cm" svg:height="1.651cm" svg:x="12.303cm" svg:y="2.27cm">
          <text:p text:style-name="P1">LM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5" draw:id="id5" draw:layer="layout" svg:width="3.429cm" svg:height="1.651cm" svg:x="17.129cm" svg:y="3.413cm">
          <text:p text:style-name="P1">GTP1 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" draw:id="id4" draw:layer="layout" svg:width="3.937cm" svg:height="2.032cm" svg:x="7.477cm" svg:y="3.413cm">
          <text:p text:style-name="P1">LM32/GTP0</text:p>
          <text:p text:style-name="P1">R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4.017cm" svg:y1="3.921cm" svg:x2="14.018cm" svg:y2="5.064cm" draw:start-shape="id3" draw:start-glue-point="2" draw:end-shape="id1" draw:end-glue-point="4" svg:d="M14017 3921v572h1v571" svg:viewBox="0 0 2 1144">
          <text:p/>
        </draw:connector>
        <draw:connector draw:style-name="gr13" draw:text-style-name="P1" draw:layer="layout" svg:x1="9.445cm" svg:y1="5.445cm" svg:x2="12.049cm" svg:y2="6.334cm" draw:start-shape="id4" draw:start-glue-point="2" draw:end-shape="id1" draw:end-glue-point="6" svg:d="M9445 5445v889h2604" svg:viewBox="0 0 2605 890">
          <text:p/>
        </draw:connector>
        <draw:connector draw:style-name="gr13" draw:text-style-name="P1" draw:layer="layout" svg:x1="18.843cm" svg:y1="5.064cm" svg:x2="15.986cm" svg:y2="6.334cm" draw:start-shape="id5" draw:start-glue-point="2" draw:end-shape="id1" draw:end-glue-point="10" svg:d="M18843 5064v1270h-2857" svg:viewBox="0 0 2858 1271">
          <text:p/>
        </draw:connector>
        <draw:custom-shape draw:style-name="gr12" draw:text-style-name="P1" xml:id="id6" draw:id="id6" draw:layer="layout" svg:width="3.429cm" svg:height="1.651cm" svg:x="10.144cm" svg:y="11.922cm">
          <text:p text:style-name="P1">Endpoint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8" draw:id="id8" draw:layer="layout" svg:width="3.429cm" svg:height="1.651cm" svg:x="14.462cm" svg:y="11.922cm">
          <text:p text:style-name="P1">Endpoi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" draw:id="id7" draw:layer="layout" svg:width="3.429cm" svg:height="1.651cm" svg:x="7.985cm" svg:y="14.589cm">
          <text:p text:style-name="P1">MUX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9" draw:id="id9" draw:layer="layout" svg:width="3.429cm" svg:height="1.651cm" svg:x="16.621cm" svg:y="14.589cm">
          <text:p text:style-name="P1">MUX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1.858cm" svg:y1="13.573cm" svg:x2="9.699cm" svg:y2="14.589cm" draw:start-shape="id6" draw:start-glue-point="2" draw:end-shape="id7" draw:end-glue-point="0" svg:d="M11858 13573v508h-2159v508" svg:viewBox="0 0 2160 1017">
          <text:p/>
        </draw:connector>
        <draw:connector draw:style-name="gr14" draw:text-style-name="P1" draw:layer="layout" svg:x1="16.176cm" svg:y1="13.573cm" svg:x2="18.335cm" svg:y2="14.589cm" draw:start-shape="id8" draw:start-glue-point="2" draw:end-shape="id9" draw:end-glue-point="0" svg:d="M16176 13573v508h2159v508" svg:viewBox="0 0 2160 1017">
          <text:p/>
        </draw:connector>
        <draw:custom-shape draw:style-name="gr12" draw:text-style-name="P1" xml:id="id10" draw:id="id10" draw:layer="layout" svg:width="3.429cm" svg:height="1.651cm" svg:x="6.715cm" svg:y="6.842cm">
          <text:p text:style-name="P1">SoftP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0.144cm" svg:y1="7.667cm" svg:x2="12.625cm" svg:y2="8.992cm" draw:start-shape="id10" draw:start-glue-point="1" draw:end-shape="id2" draw:end-glue-point="5" svg:d="M10144 7667h2481v1325" svg:viewBox="0 0 2482 1326">
          <text:p/>
        </draw:connector>
        <draw:custom-shape draw:style-name="gr12" draw:text-style-name="P1" xml:id="id12" draw:id="id12" draw:layer="layout" svg:width="3.429cm" svg:height="1.651cm" svg:x="3.413cm" svg:y="14.589cm">
          <text:p text:style-name="P1">MiniNI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1" draw:id="id11" draw:layer="layout" svg:width="3.429cm" svg:height="1.651cm" svg:x="21.066cm" svg:y="14.589cm">
          <text:p text:style-name="P1">MiniNI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20.05cm" svg:y1="15.414cm" svg:x2="21.066cm" svg:y2="15.414cm" draw:start-shape="id9" draw:start-glue-point="1" draw:end-shape="id11" draw:end-glue-point="3" svg:d="M20050 15414h1016" svg:viewBox="0 0 1017 1">
          <text:p/>
        </draw:connector>
        <draw:connector draw:style-name="gr14" draw:text-style-name="P1" draw:layer="layout" svg:x1="7.985cm" svg:y1="15.414cm" svg:x2="6.842cm" svg:y2="15.414cm" draw:start-shape="id7" draw:start-glue-point="3" draw:end-shape="id12" draw:end-glue-point="1" svg:d="M7985 15414h-1143" svg:viewBox="0 0 1144 1">
          <text:p/>
        </draw:connector>
        <draw:connector draw:style-name="gr13" draw:text-style-name="P1" draw:layer="layout" svg:x1="13.573cm" svg:y1="12.747cm" svg:x2="14.018cm" svg:y2="11.16cm" draw:start-shape="id6" draw:start-glue-point="1" draw:end-shape="id2" draw:end-glue-point="8" svg:d="M13573 12747h445v-1587" svg:viewBox="0 0 446 1588">
          <text:p/>
        </draw:connector>
        <draw:connector draw:style-name="gr13" draw:text-style-name="P1" draw:layer="layout" svg:x1="14.462cm" svg:y1="12.747cm" svg:x2="14.018cm" svg:y2="11.16cm" draw:start-shape="id8" draw:start-glue-point="3" draw:end-shape="id2" draw:end-glue-point="8" svg:d="M14462 12747h-444v-1587" svg:viewBox="0 0 445 1588">
          <text:p/>
        </draw:connector>
        <draw:custom-shape draw:style-name="gr12" draw:text-style-name="P1" xml:id="id13" draw:id="id13" draw:layer="layout" svg:width="3.429cm" svg:height="1.651cm" svg:x="6.461cm" svg:y="9.128cm">
          <text:p text:style-name="P1">Perip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4" draw:id="id14" draw:layer="layout" svg:width="3.429cm" svg:height="1.651cm" svg:x="18.145cm" svg:y="9.001cm">
          <text:p text:style-name="P1">PPS</text:p>
          <text:p text:style-name="P1">G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9.89cm" svg:y1="9.953cm" svg:x2="12.049cm" svg:y2="9.89cm" draw:start-shape="id13" draw:start-glue-point="1" draw:end-shape="id2" draw:end-glue-point="6" svg:d="M9890 9953h1079v-63h1080" svg:viewBox="0 0 2160 64">
          <text:p/>
        </draw:connector>
        <draw:connector draw:style-name="gr13" draw:text-style-name="P1" draw:layer="layout" svg:x1="18.145cm" svg:y1="9.826cm" svg:x2="15.986cm" svg:y2="9.89cm" draw:start-shape="id14" draw:start-glue-point="3" draw:end-shape="id2" draw:end-glue-point="10" svg:d="M18145 9826h-1080v64h-1079" svg:viewBox="0 0 2160 65">
          <text:p/>
        </draw:connector>
        <draw:custom-shape draw:style-name="gr7" draw:text-style-name="P1" draw:layer="layout" svg:width="1.143cm" svg:height="3.048cm" svg:x="9.001cm" svg:y="16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143cm" svg:height="3.175cm" svg:x="17.764cm" svg:y="16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3" draw:text-style-name="P1" draw:layer="layout" draw:line-skew="-1.334cm" svg:x1="5.127cm" svg:y1="14.589cm" svg:x2="12.625cm" svg:y2="10.788cm" draw:start-shape="id12" draw:start-glue-point="0" draw:end-shape="id2" draw:end-glue-point="7" svg:d="M5127 14589v-3048h7498v-753" svg:viewBox="0 0 7499 3802">
          <text:p/>
        </draw:connector>
        <draw:connector draw:style-name="gr13" draw:text-style-name="P1" draw:layer="layout" draw:line-skew="-1.461cm" svg:x1="22.78cm" svg:y1="14.589cm" svg:x2="15.41cm" svg:y2="10.788cm" draw:start-shape="id11" draw:start-glue-point="0" draw:end-shape="id2" draw:end-glue-point="9" svg:d="M22780 14589v-3175h-7370v-626" svg:viewBox="0 0 7371 3802">
          <text:p/>
        </draw:connector>
        <draw:connector draw:style-name="gr15" draw:text-style-name="P1" draw:layer="layout" svg:x1="24.495cm" svg:y1="15.414cm" svg:x2="20.558cm" svg:y2="4.238cm" draw:start-shape="id11" draw:start-glue-point="1" draw:end-shape="id5" draw:end-glue-point="1" svg:d="M24495 15414h501v-11176h-4438" svg:viewBox="0 0 4439 11177">
          <text:p/>
        </draw:connector>
        <draw:connector draw:style-name="gr14" draw:text-style-name="P1" draw:layer="layout" svg:x1="3.413cm" svg:y1="15.414cm" svg:x2="7.477cm" svg:y2="4.429cm" draw:start-shape="id12" draw:start-glue-point="3" draw:end-shape="id4" draw:end-glue-point="3" svg:d="M3413 15414h-502v-10985h4566" svg:viewBox="0 0 4567 10986">
          <text:p/>
        </draw:connector>
        <draw:connector draw:style-name="gr16" draw:text-style-name="P1" draw:layer="layout" svg:x1="6.715cm" svg:y1="7.667cm" svg:x2="5.541cm" svg:y2="7.657cm" draw:start-shape="id10" draw:start-glue-point="3" svg:d="M6715 7667h-838v-10h-336" svg:viewBox="0 0 1175 11">
          <text:p/>
        </draw:connector>
        <draw:frame draw:style-name="gr17" draw:text-style-name="P4" draw:layer="layout" svg:width="3.937cm" svg:height="0.889cm" svg:x="3.486cm" svg:y="7.323cm">
          <draw:text-box>
            <text:p><text:span text:style-name="T3">SoftPLL irq</text:span></text:p>
          </draw:text-box>
        </draw:frame>
        <draw:connector draw:style-name="gr16" draw:text-style-name="P1" draw:layer="layout" svg:x1="10.98cm" svg:y1="3.096cm" svg:x2="12.303cm" svg:y2="3.095cm" draw:end-shape="id3" draw:end-glue-point="3" svg:d="M10980 3096h411v-1h912" svg:viewBox="0 0 1324 2">
          <text:p/>
        </draw:connector>
        <draw:frame draw:style-name="gr17" draw:text-style-name="P4" draw:layer="layout" svg:width="3.937cm" svg:height="0.889cm" svg:x="8.874cm" svg:y="2.651cm">
          <draw:text-box>
            <text:p><text:span text:style-name="T3">SoftPLL irq</text:span></text:p>
          </draw:text-box>
        </draw:frame>
        <draw:frame draw:style-name="gr18" draw:text-style-name="P5" draw:layer="layout" svg:width="3.937cm" svg:height="0.729cm" svg:x="7.985cm" svg:y="19.161cm">
          <draw:text-box>
            <text:p><text:span text:style-name="T4">External Fabric</text:span></text:p>
          </draw:text-box>
        </draw:frame>
        <draw:frame draw:style-name="gr19" draw:text-style-name="P5" draw:layer="layout" svg:width="3.937cm" svg:height="1.012cm" svg:x="16.621cm" svg:y="19.292cm">
          <draw:text-box>
            <text:p><text:span text:style-name="T4">External Fabric</text:span></text:p>
          </draw:text-box>
        </draw:frame>
        <draw:custom-shape draw:style-name="gr7" draw:text-style-name="P1" draw:layer="layout" svg:width="1.143cm" svg:height="4.826cm" svg:x="12.303cm" svg:y="13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.143cm" svg:height="4.826cm" svg:x="14.716cm" svg:y="13.57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7" draw:layer="layout" svg:width="3.937cm" svg:height="1.207cm" svg:x="10.914cm" svg:y="18.326cm">
          <draw:text-box>
            <text:p text:style-name="P6"><text:span text:style-name="T4">GTP0 </text:span></text:p>
            <text:p text:style-name="P6"><text:span text:style-name="T4">interface</text:span></text:p>
          </draw:text-box>
        </draw:frame>
        <draw:frame draw:style-name="gr19" draw:text-style-name="P8" draw:layer="layout" svg:width="3.937cm" svg:height="1.207cm" svg:x="13.335cm" svg:y="18.33cm">
          <draw:text-box>
            <text:p text:style-name="P1"><text:span text:style-name="T4">GTP1 </text:span></text:p>
            <text:p text:style-name="P1"><text:span text:style-name="T4">interf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2" draw:display-name="Arrowheads 2" svg:viewBox="0 0 1131 1131" svg:d="M0 564l564 567 567-567-567-564z"/>
    <draw:marker draw:name="Arrowheads_20_3" draw:display-name="Arrowheads 3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1:00:06.589037753</meta:creation-date>
    <dc:date>2015-07-01T19:11:50.465261440</dc:date>
    <meta:editing-duration>PT1H7M29S</meta:editing-duration>
    <meta:editing-cycles>53</meta:editing-cycles>
    <meta:generator>LibreOffice/4.2.8.2$Linux_X86_64 LibreOffice_project/420m0$Build-2</meta:generator>
    <meta:document-statistic meta:object-count="57"/>
  </office:meta>
</office:document-meta>
</file>